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0284BBE2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21cm, 3.155cm, 12.946cm, 4.467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01cm" svg:height="22.499cm" svg:x="0.991cm" svg:y="2.492cm">
          <draw:image xlink:href="Pictures/10000000000005E8000007E00284BBE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11T13:32:40.076413830</dc:date>
    <meta:editing-duration>PT3M40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